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1.5pt" style:font-size-complex="36pt"/>
    </style:style>
    <style:style style:name="P2" style:family="paragraph" style:parent-style-name="Standard">
      <style:paragraph-properties fo:text-align="center" style:justify-single-word="false"/>
      <style:text-properties fo:font-size="36pt" fo:font-weight="bold" style:font-size-asian="31.5pt" style:font-weight-asian="bold" style:font-size-complex="36pt" style:font-weight-complex="bold"/>
    </style:style>
    <style:style style:name="P3" style:family="paragraph" style:parent-style-name="Standard">
      <style:paragraph-properties fo:text-align="center" style:justify-single-word="false"/>
      <style:text-properties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fo:font-size="20pt" style:font-size-asian="17.5pt" style:font-size-complex="20pt"/>
    </style:style>
    <style:style style:name="P5" style:family="paragraph" style:parent-style-name="Text_20_body">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PILL REMINDER</text:p>
      <text:p text:style-name="P2"/>
      <text:p text:style-name="P3">Héctor Borrás Aleixandre</text:p>
      <text:p text:style-name="P3">2º Ciclo Formativo Grado Superior</text:p>
      <text:p text:style-name="P3">2014</text:p>
      <text:p text:style-name="P3">Desarrollo de Aplicaciones Multiplataforma</text:p>
      <text:p text:style-name="P1"/>
      <text:p text:style-name="P4"/>
      <text:p text:style-name="P4">I.E.S. Camp de Morvedre</text:p>
      <text:p text:style-name="P4">Tutor: Jose Antonio Díaz-Alejo Gómez</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Pill Reminder</text:p>
      <text:p text:style-name="P4"/>
      <text:p text:style-name="P4">Héctor Borrás Aleixand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text:h>
      <text:h text:style-name="Heading_20_1" text:outline-level="1">1. Introducción</text:h>
      <text:p text:style-name="Text_20_body"/>
      <text:h text:style-name="Heading_20_2" text:outline-level="2">1.1 Módulos a los que implica.</text:h>
      <text:p text:style-name="Text_20_body"/>
      <text:p text:style-name="P5"><text:tab/>Pill Reminder es una aplicación Android, cosa que hace que este altamente relacionado con la asignatura de segundo curso <text:span text:style-name="T1">Programación multimedia y dispositivos móviles </text:span><text:span text:style-name="T2">, asímismo dado que la programación en Android se basa en la programación Java también entra en materia con la asignatura de primer curso de programación. No hay que olvidar de todos modos que para ello se han utilizado también conceptos de bases de datos impartidos en otras dos diferentes asignaturas.</text:span></text:p>
      <text:p text:style-name="P5"><text:span text:style-name="T2"/></text:p>
      <text:p text:style-name="P5"><text:span text:style-name="T2"><text:tab/>De todos modos, para la realización de cualquier proyecto de programación, por norma general, no basta con los conocimientos adquiridos hasta el momento sino que siempre toca investigar por cuenta propia. </text:span></text:p>
      <text:p text:style-name="P5"><text:span text:style-name="T2"/></text:p>
      <text:h text:style-name="Heading_20_2" text:outline-level="2"><text:span text:style-name="T1">1.2. Breve descripción del proyecto.</text:span><text:span text:style-name="T2"> </text:span></text:h>
      <text:p text:style-name="Text_20_body"><text:span text:style-name="T2"/></text:p>
      <text:p text:style-name="P5"><text:span text:style-name="T2"><text:tab/>Pill Reminder es un recordatorio de pastillas para android. Su objetivo es la creación de recordatorios en base a pastillas creadas pudiendo elegir la fecha de inicio y la fecha final de la toma del medicamento así como la frecuencia por horas y la hora de inicio de la toma. Permite a su vez la introducción de descripciones para una mayor personalización. </text:span></text:p>
      <text:p text:style-name="P5"><text:span text:style-name="T2"/></text:p>
      <text:p text:style-name="P5"><text:span text:style-name="T2"><text:tab/>El público objetivo de la aplicación es gente que necesita tomarse varias pastillas al día o que tenga a su cargo personas con la misma necesidad, permitiendo así una menor preocupación. Crea una facilidad para el usuario.</text:span></text:p>
      <text:p text:style-name="Text_20_body"><text:span text:style-name="T2"/></text:p>
      <text:h text:style-name="Heading_20_1" text:outline-level="1"><text:span text:style-name="T2">2. Plan de Trabajo</text:span></text:h>
      <text:p text:style-name="Text_20_body"><text:span text:style-name="T2"/></text:p>
      <text:h text:style-name="Heading_20_2" text:outline-level="2"><text:span text:style-name="T2">2.1 División de trabajo.</text:span></text:h>
      <text:p text:style-name="Text_20_body"><text:span text:style-name="T2"/></text:p>
      <text:p text:style-name="P5"><text:span text:style-name="T2"><text:tab/>Para la elaboración del proyecto se ha seguido, o al menos se ha intentado seguir un sistema de MVC (Modelo, Vista, Controlador). A su vez, para un correcto sistema de trabajo, se ha utilizado el sistema de control de versiones llamado GIT, junto con la página web que gestiona GITHUB. Este sistema permite guardar el estado del proyecto en el punto que uno desea para poder </text:span><text:soft-page-break/><text:span text:style-name="T2">recuperarlo posteriormente si algo sale mal. </text:span></text:p>
      <text:p text:style-name="P5"><text:span text:style-name="T2"/></text:p>
      <text:p text:style-name="P5"><text:span text:style-name="T2"><text:tab/>Primero se han creado todos los tipos de objetos que se van a necesitar, tales como objeto PASTILLA, RECORDATORIO y RECORDATORIO_PASTILLA (este último por temas de implantación).</text:span></text:p>
      <text:p text:style-name="P5"><text:span text:style-name="T2"/></text:p>
      <text:p text:style-name="P5"><text:span text:style-name="T2"><text:tab/>Segundo, se ha creado todo el sistema de BBDD en SQLite, propio de android, que se va a encargar de gestionar y almacenar todos los contenidos para que no se pierdan. Creación de tablas, creación de consultas de creación de objetos, de actualización y borrado de los mismos así como de lectura. Tanto de pastillas, recordatorios, y por supuesto de recordatorios con la pastilla incluida.</text:span></text:p>
      <text:p text:style-name="P5"><text:span text:style-name="T2"/></text:p>
      <text:p text:style-name="P5"><text:span text:style-name="T2"><text:tab/>Seguidamente se ha creado la gestión de pastillas. Implementando lo que en programación se llama CRUD ( Create, Read, Update, Delete). Donde se puede elegir un nombre de pastilla y una imagen para la misma entre dieciocho posibles.</text:span></text:p>
      <text:p text:style-name="P5"><text:span text:style-name="T2"/></text:p>
      <text:p text:style-name="P5"><text:span text:style-name="T2"><text:tab/>Cuarto, crear la gestión de recordatorios en base a pastillas, estableciendo fechas, tipo de recordatorio, intervalos y horas de entrada.</text:span></text:p>
      <text:p text:style-name="P5"><text:span text:style-name="T2"/></text:p>
      <text:p text:style-name="P5"><text:span text:style-name="T2"><text:tab/>Quinto, creación de las alarmas, quizá la parte más dificil por la novedad y por la implementación.</text:span></text:p>
      <text:p text:style-name="P5"><text:span text:style-name="T2"/></text:p>
      <text:p text:style-name="P5"><text:span text:style-name="T2"><text:tab/>Sexto, <text:s/>depuración y establecer avisos cuando se realizan acciones para una mejor interacción con el usuario.</text:span></text:p>
      <text:p text:style-name="Text_20_body"><text:span text:style-name="T2"/></text:p>
      <text:h text:style-name="Heading_20_2" text:outline-level="2"><text:span text:style-name="T2">2.2 Estimación de tiempos</text:span></text:h>
      <text:p text:style-name="Text_20_body"><text:span text:style-name="T2"/></text:p>
      <text:p text:style-name="Text_20_body"><text:span text:style-name="T2"><text:tab/>Creación clases → 2h</text:span></text:p>
      <text:p text:style-name="Text_20_body"><text:span text:style-name="T2"><text:tab/>Creación BBDD y consultas → 4h</text:span></text:p>
      <text:p text:style-name="Text_20_body"><text:span text:style-name="T2"><text:tab/>Creación Pastillas → 5h</text:span></text:p>
      <text:p text:style-name="Text_20_body"><text:span text:style-name="T2"><text:tab/>Creación Recordatorios → 6h</text:span></text:p>
      <text:p text:style-name="Text_20_body"><text:span text:style-name="T2"><text:tab/>Creación Alarmas → 9h</text:span></text:p>
      <text:p text:style-name="Text_20_body"><text:span text:style-name="T2"><text:tab/>Depuración y mejoras → 4h</text:span></text:p>
      <text:p text:style-name="Text_20_body"><text:span text:style-name="T2"/></text:p>
      <text:p text:style-name="Text_20_body"><text:span text:style-name="T2"><text:tab/>Total → 30h</text:span></text:p>
      <text:p text:style-name="Text_20_body"><text:span text:style-name="T2"/></text:p>
      <text:p text:style-name="Text_20_body"><text:span text:style-name="T2"/></text:p>
      <text:p text:style-name="Text_20_body"><text:soft-page-break/><text:span text:style-name="T2"/></text:p>
      <text:p text:style-name="Text_20_body"><text:span text:style-name="T2"/></text:p>
      <text:h text:style-name="Heading_20_1" text:outline-level="1"><text:span text:style-name="T2">3. Implantación</text:span></text:h>
      <text:p text:style-name="Text_20_body"><text:span text:style-name="T2"/></text:p>
      <text:p text:style-name="P5"><text:span text:style-name="T2"><text:tab/>Para la realización de la implantación se ha utilizado el IDE ANDROID STUDIO. El cual necesita la instalación de un JDK de java y el SDK de android que se obtienen en developers.android.com.</text:span></text:p>
      <text:p text:style-name="P5"><text:span text:style-name="T2"/></text:p>
      <text:p text:style-name="P5"><text:span text:style-name="T2"><text:tab/>Los clientes para poder utilizar la aplicación necesitarán disponer de un dispositivo móvil con sistema operativo android y con una versión del mismo 4.0 o superior.</text:span></text:p>
      <text:p text:style-name="Text_20_body"><text:span text:style-name="T2"/></text:p>
      <text:h text:style-name="Heading_20_2" text:outline-level="2"><text:span text:style-name="T2">3.1. Presupuesto</text:span></text:h>
      <text:p text:style-name="Text_20_body"><text:span text:style-name="T2"/></text:p>
      <text:p text:style-name="P5"><text:span text:style-name="T2"><text:tab/>Este proyecto necesita un presupuesto bastante reducido dado que sólo era necesario un ordenador con los programas instalados y mano de obra personal realizando la programación.</text:span></text:p>
      <text:p text:style-name="Text_20_body"><text:span text:style-name="T2"/></text:p>
      <text:h text:style-name="Heading_20_1" text:outline-level="1"><text:span text:style-name="T2">4. Recursos</text:span></text:h>
      <text:p text:style-name="Text_20_body"><text:span text:style-name="T2"/></text:p>
      <text:p text:style-name="P5"><text:span text:style-name="T2"><text:tab/>Para la realización de este proyecto se ha utilizado un ordenador portatil con 4GB de ram, procesador dual core a 2.00 GHz corriendo en un S.O. Ubuntu 12.04</text:span></text:p>
      <text:p text:style-name="P5"><text:span text:style-name="T2"/></text:p>
      <text:p text:style-name="P5"><text:span text:style-name="T2"><text:tab/>Como software se utiliza Android Studio en su versión más reciente. Es un software diseñado por google inspirado en IntelliJ Idea. Mucho más estable, más facil, más rápido y más optimizado que Eclipse, software utilizado hasta hace un año para la realización de proyectos Android.</text:span></text:p>
      <text:p text:style-name="P5"><text:span text:style-name="T2"/></text:p>
      <text:p text:style-name="P5"><text:span text:style-name="T2"><text:tab/>Como personal solo se es necesario una persona, que es la que ha realizado su proyecto en su totalidad.</text:span></text:p>
      <text:p text:style-name="P5"><text:span text:style-name="T2"/></text:p>
      <text:p text:style-name="P5"><text:span text:style-name="T2"/></text:p>
      <text:p text:style-name="P5"><text:span text:style-name="T2"/></text:p>
      <text:p text:style-name="P5"><text:span text:style-name="T2"/></text:p>
      <text:h text:style-name="Heading_20_1" text:outline-level="1"><text:soft-page-break/><text:span text:style-name="T2">5. Conclusiones</text:span></text:h>
      <text:p text:style-name="Text_20_body"><text:span text:style-name="T2"/></text:p>
      <text:h text:style-name="Heading_20_2" text:outline-level="2"><text:span text:style-name="T2">5.1 Grado de consecución</text:span></text:h>
      <text:p text:style-name="P5"><text:span text:style-name="T2"><text:tab/></text:span></text:p>
      <text:p text:style-name="P5"><text:span text:style-name="T2"><text:tab/>El grado de consecución del proyecto es el de terminado dentro de lo que se habia estudiado realizar para el mismo. <text:s/></text:span></text:p>
      <text:p text:style-name="P5"><text:span text:style-name="T2"/></text:p>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Pill Reminder</text:p>
      </style:header>
      <style:footer>
        <text:p text:style-name="Footer">Héctor Borrás Aleixandr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ctor Aleixandre</meta:initial-creator>
    <meta:creation-date>2014-05-20T19:38:38</meta:creation-date>
    <dc:date>2014-05-20T22:56:06</dc:date>
    <dc:creator>Hector Aleixandre</dc:creator>
    <meta:editing-duration>PT12M36S</meta:editing-duration>
    <meta:editing-cycles>1</meta:editing-cycles>
    <meta:document-statistic meta:table-count="0" meta:image-count="0" meta:object-count="0" meta:page-count="6" meta:paragraph-count="48" meta:word-count="759" meta:character-count="4668" meta:non-whitespace-character-count="3922"/>
    <meta:generator>LibreOffice/3.5$Linux_X86_64 LibreOffice_project/350m1$Build-2</meta:generator>
  </office:meta>
</office:document-meta>
</file>